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b9cd" officeooo:paragraph-rsid="0004b9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ra. Sara Pons Moll</text:p>
      <text:p text:style-name="P1">Presidenta del club Maritim</text:p>
      <text:p text:style-name="P1">C/ Port, 45. 07703 Maó</text:p>
      <text:p text:style-name="P1"/>
      <text:p text:style-name="P1"/>
      <text:p text:style-name="P1">Us convoc a la propera reunió del club Marítim de Maó</text:p>
      <text:p text:style-name="P1"/>
      <text:p text:style-name="P1"/>
      <text:p text:style-name="P1">Dia: 20 de Gener del 2023</text:p>
      <text:p text:style-name="P1">Hora: 20.00 h</text:p>
      <text:p text:style-name="P1">Lloc: Sala d’Actes del Club Maritim de Maó</text:p>
      <text:p text:style-name="P1">Maó</text:p>
      <text:p text:style-name="P1"/>
      <text:p text:style-name="P1"/>
      <text:p text:style-name="P1">Ordre del dia:</text:p>
      <text:p text:style-name="P1">1. Lectura i aprovació de l’acta de la sessió anterior.</text:p>
      <text:p text:style-name="P1">2. Organització del Campionat de Menorca de Natació.</text:p>
      <text:p text:style-name="P1">3. Admissió de nous membres al Club Maritim.</text:p>
      <text:p text:style-name="P1">4. Torn obert de paraules.</text:p>
      <text:p text:style-name="P1"/>
      <text:p text:style-name="P1"/>
      <text:p text:style-name="P1">[Rúbrica]</text:p>
      <text:p text:style-name="P1"/>
      <text:p text:style-name="P1"/>
      <text:p text:style-name="P1">Miquel Pons Sintes</text:p>
      <text:p text:style-name="P1">President del Club Maritim de Maó</text:p>
      <text:p text:style-name="P1"/>
      <text:p text:style-name="P1">Maó, 28 de Novembre de 202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3:36:25.758096784</meta:creation-date>
    <dc:date>2023-11-28T13:48:09.949565365</dc:date>
    <meta:editing-duration>PT4S</meta:editing-duration>
    <meta:editing-cycles>1</meta:editing-cycles>
    <meta:document-statistic meta:table-count="0" meta:image-count="0" meta:object-count="0" meta:page-count="1" meta:paragraph-count="17" meta:word-count="92" meta:character-count="482" meta:non-whitespace-character-count="407"/>
    <meta:generator>LibreOffice/7.3.7.2$Linux_X86_64 LibreOffice_project/30$Build-2</meta:generator>
  </office:meta>
</office:document-meta>
</file>